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25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2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bottom="0.125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14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margin-bottom="0.125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18" style:parent-style-name="Normal" style:family="paragraph">
      <style:paragraph-properties fo:margin-bottom="0.125in" fo:line-height="100%" fo:background-color="#FFFFFF"/>
      <style:text-properties style:font-name="Arial" style:font-name-asian="Times New Roman" style:font-name-complex="Arial" fo:color="#000000" fo:font-size="7.5pt" style:font-size-asian="7.5pt" style:font-size-complex="7.5pt" style:language-asian="fr" style:country-asian="FR"/>
    </style:style>
  </office:automatic-styles>
  <office:body>
    <office:text text:use-soft-page-breaks="true">
      <text:h text:style-name="P1" text:outline-level="2">Contexte du projet</text:h>
      <text:p text:style-name="P2">Vous devez exploiter l'API d'Openweathermap afin d'afficher des données météo d'un lieu géographique.</text:p>
      <text:list text:style-name="LFO1" text:continue-numbering="true">
        <text:list-item>
          <text:p text:style-name="P3">Récupérer une clé API en s'inscrivant sur la plateforme</text:p>
        </text:list-item>
        <text:list-item>
          <text:p text:style-name="P4">Tester un exemple d'url dans votre navigateur et observez bien la structure du Json.</text:p>
        </text:list-item>
        <text:list-item>
          <text:p text:style-name="P5">A l'aide de l'objet 'Fetch', afficher le résultat d'une requête (ex: Londres) dans la console.</text:p>
        </text:list-item>
        <text:list-item>
          <text:p text:style-name="P6">Créer un formulaire qui permette d'accéder au données météo de n'importe quel endroit du monde et afficher le résultat dans la console.</text:p>
        </text:list-item>
        <text:list-item>
          <text:p text:style-name="P7">Afficher ce résultat dans une page HTML.</text:p>
        </text:list-item>
        <text:list-item>
          <text:p text:style-name="P8">Modifier l'interface web selon la température de la manière que vous voudrez. (images en fond, icones, videos, sons, etc...).</text:p>
        </text:list-item>
      </text:list>
      <text:p text:style-name="P9">Optionnel:</text:p>
      <text:list text:style-name="LFO2" text:continue-numbering="true">
        <text:list-item>
          <text:p text:style-name="P10">De la même manière, récupérer les prévisions météo sur 5 jours puis les afficher dans la console.</text:p>
        </text:list-item>
        <text:list-item>
          <text:p text:style-name="P11">Afficher ces informations dans un graphique (chart.js), avec sur l'axe des X les jours de la semaine et sur l'axe des Y la température (en C°).</text:p>
        </text:list-item>
      </text:list>
      <text:p text:style-name="P12">​</text:p>
      <text:h text:style-name="P13" text:outline-level="2">Modalités pédagogiques</text:h>
      <text:p text:style-name="P14">Ce projet est constituer d'équipe de deux</text:p>
      <text:p text:style-name="P15">1 dev pour la météo</text:p>
      <text:p text:style-name="P16">1 dev pour l'autocomplete + l'affichage de la carte.</text:p>
      <text:h text:style-name="P17" text:outline-level="2">Livrables</text:h>
      <text:p text:style-name="P18">Un lien vers votre application + un lien vers votre repo github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sc-17q0o2w-0" style:display-name="sc-17q0o2w-0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ekeyz-0" style:display-name="ekeyz-0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</meta:initial-creator>
    <dc:creator>vinic</dc:creator>
    <meta:creation-date>2021-06-28T10:52:00Z</meta:creation-date>
    <dc:date>2021-06-28T10:53:00Z</dc:date>
    <meta:template xlink:href="Normal" xlink:type="simple"/>
    <meta:editing-cycles>1</meta:editing-cycles>
    <meta:editing-duration>PT60S</meta:editing-duration>
    <meta:document-statistic meta:page-count="1" meta:paragraph-count="2" meta:word-count="173" meta:character-count="1127" meta:row-count="7" meta:non-whitespace-character-count="956"/>
  </office:meta>
</office:document-meta>
</file>